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StretchPropertyMaker.convertProperty( Property p , PropertyList propertyList , FObj 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StretchPropertyMaker.computeNextAbsoluteFontStretch( Property baseProperty , int dir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ntStretchPropertyMaker.FontStretchProperty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